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6"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7" style:family="paragraph" style:parent-style-name="Standard">
      <style:paragraph-properties fo:text-align="start" style:justify-single-word="false" fo:break-before="page"/>
      <style:text-properties fo:font-size="12pt" style:font-size-asian="10.5pt" style:font-size-complex="12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dotted" style:text-underline-width="auto" style:text-underline-color="font-color"/>
    </style:style>
    <style:style style:name="T13"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7"><text:span text:style-name="T4">You may download this book in portable desktop format (PDF) format or in open document format from </text:span><text:a xlink:type="simple" xlink:href="http://pharmaceuticalcalculations.org/"><text:span text:style-name="T4">http://pharmaceuticalcalculations.org</text:span></text:a><text:span text:style-name="T4">. Some additional materials, such as presentations and answer keys, may be found at the aforementioned website as well.</text:span></text:p>
      <text:p text:style-name="P4"/>
      <text:p text:style-name="P11"><text:span text:style-name="T4">A link for purchasing this book may be found at </text:span><text:a xlink:type="simple" xlink:href="http://pharmaceuticalcalculations.org/"><text:span text:style-name="T4">http://pharmaceuticalcalculations.org</text:span></text:a><text:span text:style-name="T4"> or you may purchase directly from </text:span><text:a xlink:type="simple" xlink:href="http://lulu.com/"><text:span text:style-name="T4">http://lulu.com</text:span></text:a><text:span text:style-name="T4"> and search for pharmaceutical calculations.</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may be made on <text:a xlink:type="simple" xlink:href="http://pharmaceuticalcalcutions.org/">http://pharmaceuticalcalcutions.org</text:a> or by mailing check or money order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3">©</text:span></text:p></draw:text-box></draw:frame></text:span> GPL v3.0 or later, 2012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5"><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797395699"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international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pediatric and geriatric dosing.</text:span></text:p>
        </text:list-item>
      </text:list>
      <text:p text:style-name="P18"/>
      <text:p text:style-name="P18">Upon completion of this book, a student should be well prepared for the calculations expected of a pharmacy technician.</text:p>
      <text:p text:style-name="P15"><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6"><text:span text:style-name="T7">C</text:span>ONTENTS</text:p>
      <text:p text:style-name="P2"/>
      <text:p text:style-name="P2">Unit 1 - Basic Arithmetic <text:span text:style-name="T12"><text:tab/><text:tab/><text:tab/><text:tab/><text:tab/><text:tab/><text:tab/><text:tab/><text:tab/> <text:s text:c="9"/></text:span><text:span text:style-name="T11"><text:s text:c="2"/></text:span><text:s text:c="2"/>7</text:p>
      <text:p text:style-name="P2"><text:tab/>Chapter 1 - Numeral Systems Used in Pharmacy <text:span text:style-name="T12"><text:tab/><text:tab/><text:tab/><text:tab/><text:tab/> <text:s text:c="9"/></text:span><text:tab/> <text:s/>9</text:p>
      <text:p text:style-name="P2"><text:tab/>Chapter 2 - Fractions <text:span text:style-name="T10"><text:tab/></text:span><text:span text:style-name="T12"><text:tab/><text:tab/><text:tab/><text:tab/><text:tab/><text:tab/><text:tab/><text:tab/> <text:s text:c="9"/></text:span><text:s text:c="2"/>57</text:p>
      <text:p text:style-name="P2"><text:tab/>Chapter 3 - Percentages <text:span text:style-name="T12"><text:tab/><text:tab/><text:tab/><text:tab/><text:tab/><text:tab/><text:tab/><text:tab/> <text:s text:c="9"/></text:span><text:tab/>79</text:p>
      <text:p text:style-name="P2"><text:tab/>Chapter 4 - The 24-Hour Time, Exponents, &amp; Scientific Notation <text:span text:style-name="T12"><text:tab/><text:tab/><text:tab/> <text:s text:c="9"/></text:span><text:tab/>93</text:p>
      <text:p text:style-name="P2"><text:tab/>Chapter 5 - Problem Solving Methods <text:span text:style-name="T12"><text:tab/><text:tab/><text:tab/><text:tab/><text:tab/><text:tab/> <text:s text:c="9"/></text:span>107</text:p>
      <text:p text:style-name="P2">Unit 2 - Basic Pharmacy Math <text:span text:style-name="T12"><text:tab/><text:tab/><text:tab/><text:tab/><text:tab/><text:tab/><text:tab/><text:tab/> <text:s text:c="9"/></text:span>135</text:p>
      <text:p text:style-name="P2"><text:tab/>Chapter 6 - Temperature Scale Conversions <text:span text:style-name="T10"><text:tab/></text:span><text:span text:style-name="T12"><text:tab/><text:tab/><text:tab/><text:tab/><text:tab/> <text:s text:c="9"/></text:span>137</text:p>
      <text:p text:style-name="P2"><text:tab/>Chapter 7 - Units of Measurement <text:span text:style-name="T12"><text:tab/><text:tab/><text:tab/><text:tab/><text:tab/><text:tab/><text:tab/> <text:s text:c="9"/></text:span>147</text:p>
      <text:p text:style-name="P2"><text:tab/>Chapter 8 - Working with Prescriptions <text:span text:style-name="T12"><text:tab/><text:tab/><text:tab/><text:tab/><text:tab/><text:tab/> <text:s text:c="9"/></text:span>171</text:p>
      <text:p text:style-name="P2"><text:tab/>Chapter 9 - Basic Medication Calculations <text:span text:style-name="T12"><text:tab/><text:tab/><text:tab/><text:tab/><text:tab/><text:tab/> <text:s text:c="9"/></text:span>205</text:p>
      <text:p text:style-name="P2"><text:tab/>Chapter 10 - Basic Infusion Calculations <text:span text:style-name="T12"><text:tab/><text:tab/><text:tab/><text:tab/><text:tab/><text:tab/> <text:s text:c="9"/></text:span>235</text:p>
      <text:p text:style-name="P2">Unit 3 - Community Pharmacy Math <text:span text:style-name="T12"><text:tab/><text:tab/><text:tab/><text:tab/><text:tab/><text:tab/><text:tab/> <text:s text:c="9"/></text:span>273</text:p>
      <text:p text:style-name="P2"><text:tab/>Chapter 11 - Days' Supply <text:span text:style-name="T12"><text:tab/><text:tab/><text:tab/><text:tab/><text:tab/><text:tab/><text:tab/><text:tab/> <text:s text:c="9"/></text:span>275</text:p>
      <text:p text:style-name="P2"><text:tab/>Chapter 12 - Compounding Math <text:span text:style-name="T12"><text:tab/><text:tab/><text:tab/><text:tab/><text:tab/><text:tab/><text:tab/> <text:s text:c="9"/></text:span>299</text:p>
      <text:p text:style-name="P2"><text:tab/>Chapter 13 - Calculations for Billing Compounds <text:span text:style-name="T12"><text:tab/><text:tab/><text:tab/><text:tab/><text:tab/> <text:s text:c="9"/></text:span>337</text:p>
      <text:p text:style-name="P2"><text:tab/>Chapter 14 - Pharmacy Business Math <text:span text:style-name="T12"><text:tab/><text:tab/><text:tab/><text:tab/><text:tab/><text:tab/> <text:s text:c="9"/></text:span>357</text:p>
      <text:p text:style-name="P2">Unit 4 - Institutional Pharmacy Math <text:span text:style-name="T12"><text:tab/><text:tab/><text:tab/><text:tab/><text:tab/><text:tab/><text:tab/> <text:s text:c="9"/></text:span>421</text:p>
      <text:p text:style-name="P2"><text:tab/>Chapter 15 - Parenteral Dosage Calculations <text:span text:style-name="T12"><text:tab/><text:tab/><text:tab/><text:tab/><text:tab/> <text:s text:c="9"/></text:span>423</text:p>
      <text:p text:style-name="P2"><text:tab/>Chapter 16 - Insulin <text:span text:style-name="T12"><text:tab/><text:tab/><text:tab/><text:tab/><text:tab/><text:tab/><text:tab/><text:tab/><text:tab/> <text:s text:c="9"/></text:span>437</text:p>
      <text:p text:style-name="P2"><text:tab/>Chapter 17 - MilliMoles, MilliEquivalents, Millicuries &amp; International Units <text:span text:style-name="T12"><text:tab/> <text:s text:c="9"/></text:span>447</text:p>
      <text:p text:style-name="P2"><text:tab/>Chapter 18 - Powder Volume Calculations <text:span text:style-name="T12"><text:tab/><text:tab/><text:tab/><text:tab/><text:tab/><text:tab/> <text:s text:c="9"/></text:span><text:span text:style-name="T11">457</text:span></text:p>
      <text:p text:style-name="P2"><text:tab/>Chapter 19 - Percentage Strength <text:span text:style-name="T12"><text:tab/><text:tab/><text:tab/><text:tab/><text:tab/><text:tab/><text:tab/> <text:s text:c="9"/></text:span><text:span text:style-name="T11">473</text:span></text:p>
      <text:p text:style-name="P2"><text:tab/>Chapter 20 - Ratio Strength <text:span text:style-name="T12"><text:tab/><text:tab/><text:tab/><text:tab/><text:tab/><text:tab/><text:tab/><text:tab/> <text:s text:c="9"/></text:span><text:span text:style-name="T11">487</text:span></text:p>
      <text:p text:style-name="P2"><text:tab/>Chapter 21 - Parts Per Million, and Reducing &amp; Enlarging Formulas <text:span text:style-name="T12"><text:tab/><text:tab/> <text:s text:c="9"/></text:span><text:span text:style-name="T11">497</text:span></text:p>
      <text:p text:style-name="P2"><text:tab/>Chapter 22 - Dosage Calculations Based on Body Weight <text:span text:style-name="T12"><text:tab/><text:tab/><text:tab/><text:tab/> <text:s text:c="9"/></text:span><text:span text:style-name="T11">505</text:span></text:p>
      <text:p text:style-name="P2"><text:tab/>Chapter 23 - Dosage Calculations Based on Body Surface Area <text:span text:style-name="T12"><text:tab/><text:tab/><text:tab/> <text:s text:c="9"/></text:span>521</text:p>
      <text:p text:style-name="P2"><text:tab/>Chapter 24 - Infusion Rates &amp; Drip Rates <text:span text:style-name="T12"><text:tab/><text:tab/><text:tab/><text:tab/><text:tab/><text:tab/> <text:s text:c="9"/></text:span>539</text:p>
      <text:p text:style-name="P2"><text:tab/>Chapter 25 - Dilutions &amp; Alligations <text:span text:style-name="T12"><text:tab/><text:tab/><text:tab/><text:tab/><text:tab/><text:tab/> <text:s text:c="9"/></text:span>551</text:p>
      <text:p text:style-name="P2"><text:tab/>Chapter 26 - Parenteral Nutrition <text:span text:style-name="T12"><text:tab/><text:tab/><text:tab/><text:tab/><text:tab/><text:tab/><text:tab/> <text:s text:c="9"/></text:span><text:tab/>?</text:p>
      <text:p text:style-name="P2"><text:tab/>Chapter 27 - Aliquots <text:span text:style-name="T12"><text:tab/><text:tab/><text:tab/><text:tab/><text:tab/><text:tab/><text:tab/><text:tab/> <text:s text:c="9"/></text:span><text:tab/>?</text:p>
      <text:p text:style-name="P2"><text:tab/>Chapter 28 - Pediatric &amp; Geriatric Dosing <text:span text:style-name="T12"><text:tab/><text:tab/><text:tab/><text:tab/><text:tab/><text:tab/> <text:s text:c="9"/></text:span><text:tab/>?</text:p>
      <text:p text:style-name="P2">Answer Key <text:span text:style-name="T12"><text:tab/><text:tab/><text:tab/><text:tab/><text:tab/><text:tab/><text:tab/><text:tab/><text:tab/><text:tab/><text:tab/> <text:s text:c="9"/></text:span>565</text:p>
      <text:p text:style-name="P2">Index <text:span text:style-name="T12"><text:tab/><text:tab/><text:tab/><text:tab/><text:tab/><text:tab/><text:tab/><text:tab/><text:tab/><text:tab/><text:tab/><text:tab/> <text:s text:c="9"/></text:span>601</text:p>
      <text:p text:style-name="P2"/>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2-02-25T08:36:05</dc:date>
    <dc:creator>Sean Parsons</dc:creator>
    <meta:editing-duration>PT7H41M50S</meta:editing-duration>
    <meta:editing-cycles>40</meta:editing-cycles>
    <meta:generator>LibreOffice/3.3$Linux LibreOffice_project/330m19$Build-301</meta:generator>
    <meta:printed-by>Sean Parsons</meta:printed-by>
    <meta:print-date>2011-11-09T15:32:51</meta:print-date>
    <meta:document-statistic meta:table-count="0" meta:image-count="0" meta:object-count="0" meta:page-count="6" meta:paragraph-count="72" meta:word-count="1196" meta:character-count="7929"/>
  </office:meta>
</office:document-meta>
</file>